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fo:font-size="22pt" style:font-size-asian="22pt" style:font-size-complex="22pt"/>
    </style:style>
    <style:style style:name="P4" style:parent-style-name="Standard" style:family="paragraph">
      <style:paragraph-properties fo:text-align="center" fo:margin-top="2.4722in"/>
      <style:text-properties style:font-name="Times New Roman" fo:font-weight="bold" style:font-weight-asian="bold" fo:font-size="32pt" style:font-size-asian="32pt" style:font-size-complex="32pt"/>
    </style:style>
    <style:style style:name="P5" style:parent-style-name="Standard" style:family="paragraph">
      <style:paragraph-properties fo:margin-top="4.6152in">
        <style:tab-stops>
          <style:tab-stop style:type="right" style:position="6.4972in"/>
        </style:tab-stops>
      </style:paragraph-properties>
    </style:style>
    <style:style style:name="T6" style:parent-style-name="Standardnípísmoodstavce" style:family="text">
      <style:text-properties style:font-name="Times New Roman" fo:font-weight="bold" style:font-weight-asian="bold" fo:font-size="22pt" style:font-size-asian="22pt" style:font-size-complex="22pt"/>
    </style:style>
    <style:style style:name="T7" style:parent-style-name="Standardnípísmoodstavce" style:family="text">
      <style:text-properties style:font-name="Times New Roman" fo:font-weight="bold" style:font-weight-asian="bold" fo:font-size="22pt" style:font-size-asian="22pt" style:font-size-complex="22pt"/>
    </style:style>
  </office:automatic-styles>
  <office:body>
    <office:text text:use-soft-page-breaks="true">
      <text:p text:style-name="P1">Západočeská univerzita v Plzni</text:p>
      <text:p text:style-name="P2">Fakulta aplikovaných věd</text:p>
      <text:p text:style-name="P3">Katedra kybernetiky</text:p>
      <text:p text:style-name="P4">DIPLOMOVÁ PRÁCE</text:p>
      <text:p text:style-name="P5"><text:span text:style-name="T6">Plzeň, 2024</text:span><text:span text:style-name="T7"><text:tab/>Vojtěch Brení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8659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ojta Brenik</dc:creator>
    <meta:creation-date>2017-05-15T09:10:00Z</meta:creation-date>
    <dc:date>2024-05-13T04:31:00Z</dc:date>
    <meta:template xlink:href="Normal.dotm" xlink:type="simple"/>
    <meta:editing-cycles>4</meta:editing-cycles>
    <meta:editing-duration>PT660S</meta:editing-duration>
    <meta:document-statistic meta:page-count="1" meta:paragraph-count="1" meta:word-count="17" meta:character-count="118" meta:row-count="1" meta:non-whitespace-character-count="102"/>
  </office:meta>
</office:document-meta>
</file>